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3.399cm" style:rel-column-width="13107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E1" style:family="table-cell">
      <style:table-cell-properties fo:padding="0.097cm" fo:border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1.7cm" style:rel-column-width="6553*"/>
    </style:style>
    <style:style style:name="Таблица3.J" style:family="table-column">
      <style:table-column-properties style:column-width="1.7cm" style:rel-column-width="655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3.J1" style:family="table-cell">
      <style:table-cell-properties fo:padding="0.097cm" fo:border="0.002cm solid #000000"/>
    </style:style>
    <style:style style:name="P1" style:family="paragraph" style:parent-style-name="Standard">
      <style:text-properties fo:language="ru" fo:country="RU" officeooo:paragraph-rsid="00040721"/>
    </style:style>
    <style:style style:name="P2" style:family="paragraph" style:parent-style-name="Standard">
      <style:text-properties fo:language="ru" fo:country="RU" officeooo:paragraph-rsid="000507c8"/>
    </style:style>
    <style:style style:name="P3" style:family="paragraph" style:parent-style-name="Table_20_Contents">
      <style:text-properties fo:language="ru" fo:country="RU" officeooo:paragraph-rsid="00040721"/>
    </style:style>
    <style:style style:name="P4" style:family="paragraph" style:parent-style-name="Standard">
      <style:text-properties fo:language="ru" fo:country="RU" officeooo:rsid="00040721" officeooo:paragraph-rsid="00040721"/>
    </style:style>
    <style:style style:name="P5" style:family="paragraph" style:parent-style-name="Standard" style:list-style-name="L1">
      <style:text-properties fo:language="ru" fo:country="RU" officeooo:rsid="00040721" officeooo:paragraph-rsid="00040721"/>
    </style:style>
    <style:style style:name="P6" style:family="paragraph" style:parent-style-name="Standard" style:list-style-name="L1">
      <style:text-properties fo:language="ru" fo:country="RU" officeooo:paragraph-rsid="00040721"/>
    </style:style>
    <style:style style:name="P7" style:family="paragraph" style:parent-style-name="Standard">
      <style:text-properties fo:language="ru" fo:country="RU" officeooo:rsid="000507c8" officeooo:paragraph-rsid="000507c8"/>
    </style:style>
    <style:style style:name="P8" style:family="paragraph" style:parent-style-name="Standard">
      <style:text-properties fo:language="en" fo:country="US" officeooo:rsid="00040721" officeooo:paragraph-rsid="00040721"/>
    </style:style>
    <style:style style:name="P9" style:family="paragraph" style:parent-style-name="Standard">
      <style:text-properties fo:language="en" fo:country="US" officeooo:rsid="000507c8" officeooo:paragraph-rsid="000507c8"/>
    </style:style>
    <style:style style:name="P10" style:family="paragraph" style:parent-style-name="Standard" style:list-style-name="L1">
      <style:text-properties officeooo:paragraph-rsid="00040721"/>
    </style:style>
    <style:style style:name="P11" style:family="paragraph" style:parent-style-name="Standard">
      <style:paragraph-properties fo:margin-left="1.245cm" fo:margin-right="0cm" fo:text-indent="-0.635cm" style:auto-text-indent="false"/>
      <style:text-properties fo:language="ru" fo:country="RU" officeooo:rsid="00040721" officeooo:paragraph-rsid="00040721"/>
    </style:style>
    <style:style style:name="P12" style:family="paragraph" style:parent-style-name="Table_20_Contents">
      <style:text-properties fo:language="en" fo:country="US" officeooo:rsid="00040721" officeooo:paragraph-rsid="00040721"/>
    </style:style>
    <style:style style:name="P13" style:family="paragraph" style:parent-style-name="Table_20_Contents">
      <style:text-properties fo:language="ru" fo:country="RU" officeooo:rsid="00040721" officeooo:paragraph-rsid="00040721"/>
    </style:style>
    <style:style style:name="P14" style:family="paragraph" style:parent-style-name="Table_20_Contents">
      <style:text-properties fo:language="ru" fo:country="RU" officeooo:rsid="000507c8" officeooo:paragraph-rsid="000507c8"/>
    </style:style>
    <style:style style:name="T1" style:family="text">
      <style:text-properties officeooo:rsid="00040721"/>
    </style:style>
    <style:style style:name="T2" style:family="text">
      <style:text-properties fo:language="en" fo:country="US" officeooo:rsid="00040721"/>
    </style:style>
    <style:style style:name="T3" style:family="text">
      <style:text-properties fo:language="en" fo:country="US" officeooo:rsid="000507c8"/>
    </style:style>
    <style:style style:name="T4" style:family="text">
      <style:text-properties fo:language="en" fo:country="US" officeooo:rsid="0005a0f5"/>
    </style:style>
    <style:style style:name="T5" style:family="text">
      <style:text-properties fo:language="ru" fo:country="RU" officeooo:rsid="00040721"/>
    </style:style>
    <style:style style:name="T6" style:family="text">
      <style:text-properties officeooo:rsid="000507c8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Состав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2">Doc</text:p>
          </table:table-cell>
          <table:table-cell table:style-name="Таблица1.B1" office:value-type="string">
            <text:p text:style-name="P13">Документация</text:p>
          </table:table-cell>
        </table:table-row>
        <table:table-row>
          <table:table-cell table:style-name="Таблица1.A2" office:value-type="string">
            <text:p text:style-name="P12">Src</text:p>
          </table:table-cell>
          <table:table-cell table:style-name="Таблица1.B2" office:value-type="string">
            <text:p text:style-name="P13">Код конверторов</text:p>
          </table:table-cell>
        </table:table-row>
        <table:table-row>
          <table:table-cell table:style-name="Таблица1.A2" office:value-type="string">
            <text:p text:style-name="P12">ms_office_macros</text:p>
          </table:table-cell>
          <table:table-cell table:style-name="Таблица1.B2" office:value-type="string">
            <text:p text:style-name="P3"><text:span text:style-name="T1">Вспомогательные макросы для конвертации </text:span><text:span text:style-name="T2">xsl </text:span><text:span text:style-name="T1">в </text:span><text:span text:style-name="T2">xml. </text:span><text:span text:style-name="T1">К сожалению </text:span><text:span text:style-name="T2">open office </text:span><text:span text:style-name="T1">падает при конвертации многих файлов отчетности. Поэтому пришлось использовать </text:span><text:span text:style-name="T2">MS office</text:span></text:p>
          </table:table-cell>
        </table:table-row>
        <table:table-row>
          <table:table-cell table:style-name="Таблица1.A2" office:value-type="string">
            <text:p text:style-name="P12">Data</text:p>
          </table:table-cell>
          <table:table-cell table:style-name="Таблица1.B2" office:value-type="string">
            <text:p text:style-name="P3"><text:span text:style-name="T1">Данные: </text:span><text:span text:style-name="T2">xsl,xml,csv</text:span><text:span text:style-name="T1"> </text:span></text:p>
          </table:table-cell>
        </table:table-row>
      </table:table>
      <text:p text:style-name="P8"/>
      <text:h text:style-name="Heading_20_1" text:outline-level="1">Сценарий</text:h>
      <text:list xml:id="list21390108" text:style-name="L1">
        <text:list-item>
          <text:p text:style-name="P10"><text:span text:style-name="T5">Положить в папку </text:span><text:span text:style-name="T2">data xls </text:span><text:span text:style-name="T5">файлы отчетов</text:span></text:p>
        </text:list-item>
        <text:list-item>
          <text:p text:style-name="P10"><text:span text:style-name="T5">Сконвертировать </text:span><text:span text:style-name="T2">xls </text:span><text:span text:style-name="T5">в </text:span><text:span text:style-name="T2">xml</text:span></text:p>
          <text:list>
            <text:list-item>
              <text:p text:style-name="P6"><text:span text:style-name="T1">открыть в </text:span><text:span text:style-name="T2">MS office </text:span><text:span text:style-name="T1">файл ms_office_macros\convert_data_files_to_xml.xlsm</text:span></text:p>
            </text:list-item>
            <text:list-item>
              <text:p text:style-name="P6"><text:span text:style-name="T1">открыть макросы и указать путь к папке с </text:span><text:span text:style-name="T2">xsl </text:span><text:span text:style-name="T1">файлами</text:span></text:p>
            </text:list-item>
            <text:list-item>
              <text:p text:style-name="P6"><text:span text:style-name="T1">выполнить макрос, при этом будут созданы </text:span><text:span text:style-name="T2">xml </text:span><text:span text:style-name="T1">файлы</text:span></text:p>
            </text:list-item>
          </text:list>
        </text:list-item>
        <text:list-item>
          <text:p text:style-name="P5">Извлечь данные</text:p>
          <text:list>
            <text:list-item>
              <text:p text:style-name="P6"><text:span text:style-name="T1">Запустить скрипт convert_all.cmd, в результате будут обработаны все </text:span><text:span text:style-name="T2">xml </text:span><text:span text:style-name="T1">файлы, данные будут извлечены в виде </text:span><text:span text:style-name="T2">csv </text:span><text:span text:style-name="T1">файлов, каждая вкладка в отдельном файле.</text:span></text:p>
            </text:list-item>
          </text:list>
        </text:list-item>
      </text:list>
      <text:p text:style-name="P4"/>
      <text:h text:style-name="Heading_20_1" text:outline-level="1"><text:span text:style-name="T1">Формат </text:span><text:span text:style-name="T2">csv </text:span><text:span text:style-name="T1">файла</text:span></text:h>
      <table:table table:name="Таблица2" table:style-name="Таблица2">
        <table:table-column table:style-name="Таблица2.A" table:number-columns-repeated="5"/>
        <table:table-row>
          <table:table-cell table:style-name="Таблица2.A1" office:value-type="string">
            <text:p text:style-name="P13">Тип формы</text:p>
          </table:table-cell>
          <table:table-cell table:style-name="Таблица2.A1" office:value-type="string">
            <text:p text:style-name="P13">год</text:p>
          </table:table-cell>
          <table:table-cell table:style-name="Таблица2.A1" office:value-type="string">
            <text:p text:style-name="P13">Название листа отчета</text:p>
          </table:table-cell>
          <table:table-cell table:style-name="Таблица2.A1" office:value-type="string">
            <text:p text:style-name="P13">Показатель А</text:p>
          </table:table-cell>
          <table:table-cell table:style-name="Таблица2.E1" office:value-type="string">
            <text:p text:style-name="Table_20_Contents">... <text:span text:style-name="T5">остальные показатели</text:span></text:p>
          </table:table-cell>
        </table:table-row>
      </table:table>
      <text:p text:style-name="P4"/>
      <text:h text:style-name="Heading_20_1" text:outline-level="1">Алгоритм</text:h>
      <text:p text:style-name="P1"><text:span text:style-name="T1">Для разбора всех файлов применяется один и тот же алгоритм. В каждом отчете есть несколько </text:span><text:span text:style-name="T6">листов</text:span><text:span text:style-name="T1">. На каждо</text:span><text:span text:style-name="T6">м</text:span><text:span text:style-name="T1"> </text:span><text:span text:style-name="T6">листе</text:span><text:span text:style-name="T1">, содержащ</text:span><text:span text:style-name="T6">ем</text:span><text:span text:style-name="T1"> данные, есть строка вида</text:span></text:p>
      <table:table table:name="Таблица3" table:style-name="Таблица3">
        <table:table-column table:style-name="Таблица3.A" table:number-columns-repeated="9"/>
        <table:table-column table:style-name="Таблица3.J"/>
        <table:table-row>
          <table:table-cell table:style-name="Таблица3.A1" office:value-type="string">
            <text:p text:style-name="P14">А</text:p>
          </table:table-cell>
          <table:table-cell table:style-name="Таблица3.A1" office:value-type="string">
            <text:p text:style-name="P14">Б</text:p>
          </table:table-cell>
          <table:table-cell table:style-name="Таблица3.A1" office:value-type="string">
            <text:p text:style-name="P14">В</text:p>
          </table:table-cell>
          <table:table-cell table:style-name="Таблица3.D1" office:value-type="float" office:value="1">
            <text:p text:style-name="P14">1</text:p>
          </table:table-cell>
          <table:table-cell table:style-name="Таблица3.D1" office:value-type="float" office:value="2">
            <text:p text:style-name="P14">2</text:p>
          </table:table-cell>
          <table:table-cell table:style-name="Таблица3.D1" office:value-type="float" office:value="3">
            <text:p text:style-name="P14">3</text:p>
          </table:table-cell>
          <table:table-cell table:style-name="Таблица3.D1" office:value-type="float" office:value="4">
            <text:p text:style-name="P14">4</text:p>
          </table:table-cell>
          <table:table-cell table:style-name="Таблица3.D1" office:value-type="float" office:value="5">
            <text:p text:style-name="P14">5</text:p>
          </table:table-cell>
          <table:table-cell table:style-name="Таблица3.D1" office:value-type="float" office:value="6">
            <text:p text:style-name="P14">6</text:p>
          </table:table-cell>
          <table:table-cell table:style-name="Таблица3.J1" office:value-type="string">
            <text:p text:style-name="Table_20_Contents">...</text:p>
          </table:table-cell>
        </table:table-row>
      </table:table>
      <text:p text:style-name="P7">По данной строке определяется количество показателей на листе.</text:p>
      <text:p text:style-name="P7">Затем из листа выбираются строки которые содержат ровно столько данных сколько и показателей. При этом каждому значению ставится в соответствие А,Б,В,1,2,... и т. д.</text:p>
      <text:p text:style-name="P2"><text:span text:style-name="T6">Полученные данные сохраняются в виде упрощенной </text:span><text:span text:style-name="T3">xml </text:span><text:span text:style-name="T6">таблицы вида</text:span></text:p>
      <text:p text:style-name="P9">reports</text:p>
      <text:p text:style-name="P9"><text:tab/>report(name= , count=)</text:p>
      <text:p text:style-name="P9"><text:tab/><text:tab/>p</text:p>
      <text:p text:style-name="P9"><text:tab/><text:tab/><text:tab/>pv (type= value=)</text:p>
      <text:p text:style-name="P2"><text:span text:style-name="T6">В эту структуру попадает мусор который отсеивается при конвертации в </text:span><text:span text:style-name="T3">CSV </text:span><text:span text:style-name="T6">плоский формат. </text:span></text:p>
      <text:p text:style-name="P7">Тип формы и год извлекается из имени файла отчета.</text:p>
      <text:p text:style-name="P7">При конвертации в плоский формат в файл попадают только те записи у которых количество значений равно количеству показателей.</text:p>
      <text:p text:style-name="P9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0M35S</meta:editing-duration>
    <meta:editing-cycles>2</meta:editing-cycles>
    <meta:generator>OpenOffice.org/3.2$Win32 OpenOffice.org_project/320m19$Build-9505</meta:generator>
    <dc:date>2010-08-28T01:30:09.87</dc:date>
    <meta:document-statistic meta:table-count="3" meta:image-count="0" meta:object-count="0" meta:page-count="1" meta:paragraph-count="45" meta:word-count="237" meta:character-count="1541"/>
    <meta:user-defined meta:name="Info 1"/>
    <meta:user-defined meta:name="Info 2"/>
    <meta:user-defined meta:name="Info 3"/>
    <meta:user-defined meta:name="Info 4"/>
  </office:meta>
</office:document-meta>
</file>